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2250D2A8B6B.png"/>
  <manifest:file-entry manifest:media-type="image/png" manifest:full-path="Pictures/100002010000030A0000024F314E846F.png"/>
  <manifest:file-entry manifest:media-type="image/png" manifest:full-path="Pictures/1000020100000269000001335404C255.png"/>
  <manifest:file-entry manifest:media-type="image/png" manifest:full-path="Pictures/100002010000028A000001B07CEB77B9.png"/>
  <manifest:file-entry manifest:media-type="image/png" manifest:full-path="Pictures/1000020100000315000001029083DB74.png"/>
  <manifest:file-entry manifest:media-type="image/png" manifest:full-path="Pictures/100002010000036400000109E5DDFA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11.298cm" draw:z-index="0"><draw:image xlink:href="Pictures/100002010000028A000001B07CEB77B9.png" xlink:type="simple" xlink:show="embed" xlink:actuate="onLoad"/></draw:frame></text:p>
      <text:p text:style-name="Standard"><draw:frame draw:style-name="fr1" draw:name="gráficos2" text:anchor-type="paragraph" svg:width="16.999cm" svg:height="12.912cm" draw:z-index="1"><draw:image xlink:href="Pictures/100002010000030A0000024F314E846F.png" xlink:type="simple" xlink:show="embed" xlink:actuate="onLoad"/></draw:frame></text:p>
      <text:p text:style-name="Standard"/>
      <text:p text:style-name="Standard"><draw:frame draw:style-name="fr2" draw:name="gráficos4" text:anchor-type="paragraph" svg:x="-0.106cm" svg:y="13.758cm" svg:width="16.999cm" svg:height="5.188cm" draw:z-index="3"><draw:image xlink:href="Pictures/100002010000036400000109E5DDFACC.png" xlink:type="simple" xlink:show="embed" xlink:actuate="onLoad"/></draw:frame><draw:frame draw:style-name="fr2" draw:name="gráficos3" text:anchor-type="paragraph" svg:x="-0.122cm" svg:y="0.162cm" svg:width="16.999cm" svg:height="13.143cm" draw:z-index="2"><draw:image xlink:href="Pictures/10000201000002C6000002250D2A8B6B.png" xlink:type="simple" xlink:show="embed" xlink:actuate="onLoad"/></draw:frame><text:soft-page-break/></text:p>
      <text:p text:style-name="P1"><draw:frame draw:style-name="fr1" draw:name="gráficos5" text:anchor-type="paragraph" svg:width="16.999cm" svg:height="5.556cm" draw:z-index="4"><draw:image xlink:href="Pictures/1000020100000315000001029083DB74.png" xlink:type="simple" xlink:show="embed" xlink:actuate="onLoad"/></draw:frame></text:p>
      <text:p text:style-name="P1"><text:soft-page-break/></text:p>
      <text:p text:style-name="P1"><draw:frame draw:style-name="fr3" draw:name="gráficos6" text:anchor-type="paragraph" svg:width="16.327cm" svg:height="8.123cm" draw:z-index="5"><draw:image xlink:href="Pictures/1000020100000269000001335404C2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44S</meta:editing-duration>
    <meta:editing-cycles>4</meta:editing-cycles>
    <meta:generator>OpenOffice/4.1.15$Win32 OpenOffice.org_project/4115m2$Build-9813</meta:generator>
    <dc:date>2024-10-21T14:17:10.10</dc:date>
    <dc:creator>Lucas Manuel Serrano Pérez</dc:creator>
    <meta:document-statistic meta:table-count="0" meta:image-count="6" meta:object-count="0" meta:page-count="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